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RW Chancery L" svg:font-family="'URW Chancery L'"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Light" fo:font-size="18pt" fo:font-weight="bold" officeooo:rsid="001dcce2" officeooo:paragraph-rsid="001dcce2" style:font-size-asian="15.75pt" style:font-weight-asian="bold" style:font-size-complex="18pt" style:font-weight-complex="bold"/>
    </style:style>
    <style:style style:name="P2" style:family="paragraph" style:parent-style-name="Standard">
      <style:text-properties style:font-name="DejaVu Sans Light" fo:font-size="18pt" fo:font-weight="bold" officeooo:rsid="001dcce2" officeooo:paragraph-rsid="001de453" style:font-size-asian="15.75pt" style:font-weight-asian="bold" style:font-size-complex="18pt" style:font-weight-complex="bold"/>
    </style:style>
    <style:style style:name="T1" style:family="text">
      <style:text-properties officeooo:rsid="001de45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uis Armstrong </text:p>
      <text:p text:style-name="P1">Black Genius by Dick Russell and Americas Library </text:p>
      <text:p text:style-name="P1"/>
      <text:p text:style-name="P1"/>
      <text:p text:style-name="P2">Louis was born August 4, 1901, in New Orleans Louisiana. accounting to recent research, in the poorest section of town. Later he became one of the first great soloist of jazz music. And a very interesting fact about him, rather than use his pages, he improvised. Played what was inside his head instead!<text:span text:style-name="T1">he created a new type of singing too, this is called“scat”. Armstrong holds the record for <text:s/>being the oldest artiest ever to have the number 1 <text:s/>record. But his time had to come to the end. In July 6, 1971, Louis Armstrong died in his home, when sleeping, at 71.</text:span></text:p>
      <text:p text:style-name="P2"><text:span text:style-name="T1">Louis Armstrong will always be one of the greats. And will inspire people all over. Even now people listen to his music, I would now because I me and my family still listen to him. </text:span></text:p>
      <text:p text:style-name="P2"/>
      <text:p text:style-name="P2"/>
      <text:p text:style-name="P2"><text:span text:style-name="T1">By Anna Grace J Swanson</text:span></text:p>
      <text:p text:style-name="P2"><text:span text:style-name="T1">1.27.2016 <text:s/></text:span><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RW Chancery L" svg:font-family="'URW Chancery L'"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7T15:36:28.642489716</meta:creation-date>
    <meta:print-date>2016-01-27T16:10:28.158508067</meta:print-date>
    <dc:date>2016-01-27T16:11:00.660037897</dc:date>
    <meta:editing-duration>PT41S</meta:editing-duration>
    <meta:editing-cycles>1</meta:editing-cycles>
    <meta:document-statistic meta:table-count="0" meta:image-count="0" meta:object-count="0" meta:page-count="1" meta:paragraph-count="6" meta:word-count="153" meta:character-count="848" meta:non-whitespace-character-count="691"/>
    <meta:generator>LibreOffice/5.0.2.2$Linux_x86 LibreOffice_project/00m0$Build-2</meta:generator>
  </office:meta>
</office:document-meta>
</file>